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здесь и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0:56:30.1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06T10:57:03.612000000</dc:date>
    <meta:generator>LibreOffice/6.3.0.4$Windows_X86_64 LibreOffice_project/057fc023c990d676a43019934386b85b21a9ee99</meta:generator>
    <meta:editing-duration>PT29M32S</meta:editing-duration>
    <meta:editing-cycles>8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